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40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5mm" fo:break-before="auto" style:use-optimal-row-height="false"/>
    </style:style>
    <style:style style:name="ro3" style:family="table-row">
      <style:table-row-properties style:row-height="8.15mm" fo:break-before="auto" style:use-optimal-row-height="false"/>
    </style:style>
    <style:style style:name="ro4" style:family="table-row">
      <style:table-row-properties style:row-height="9.21mm" fo:break-before="auto" style:use-optimal-row-height="false"/>
    </style:style>
    <style:style style:name="ro5" style:family="table-row">
      <style:table-row-properties style:row-height="7.88mm" fo:break-before="auto" style:use-optimal-row-height="true"/>
    </style:style>
    <style:style style:name="ro6" style:family="table-row">
      <style:table-row-properties style:row-height="6.79mm" fo:break-before="auto" style:use-optimal-row-height="false"/>
    </style:style>
    <style:style style:name="ro7" style:family="table-row">
      <style:table-row-properties style:row-height="9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ext-properties style:font-name="Arimo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100">
      <style:text-properties style:font-name="Arimo" fo:font-size="9pt" fo:language="en" fo:country="US"/>
    </style:style>
    <style:style style:name="ce3" style:family="table-cell" style:parent-style-name="Default" style:data-style-name="N10100">
      <style:text-properties style:font-name="Arimo" fo:font-size="9pt"/>
    </style:style>
    <style:style style:name="ce4" style:family="table-cell" style:parent-style-name="Default" style:data-style-name="N10100"/>
    <style:style style:name="ce5" style:family="table-cell" style:parent-style-name="Default">
      <style:text-properties style:font-name="Arimo"/>
    </style:style>
    <style:style style:name="ce6" style:family="table-cell" style:parent-style-name="Default">
      <style:text-properties style:font-name="Arimo"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nux64" table:style-name="ta1">
        <table:shapes>
          <draw:frame draw:z-index="0" draw:style-name="gr1" draw:text-style-name="P1" svg:width="81.59mm" svg:height="99.87mm" svg:x="1.76mm" svg:y="84.49mm">
            <draw:object draw:notify-on-update-of-ranges="Linux64.A3:Linux64.A9 Linux64.B2:Linux64.B2 Linux64.B3:Linux64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7.24mm" svg:height="100.44mm" svg:x="120.35mm" svg:y="83.93mm">
            <draw:object draw:notify-on-update-of-ranges="Linux64.A3:Linux64.A9 Linux64.C2:Linux64.C2 Linux64.C3:Linux64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ime ( secs)</text:p>
          </table:table-cell>
          <table:table-cell table:style-name="ce6" office:value-type="string" calcext:value-type="string">
            <text:p>memory used </text:p>
            <text:p>Kbytes</text:p>
          </table:table-cell>
        </table:table-row>
        <table:table-row table:style-name="ro3">
          <table:table-cell table:style-name="ce2" office:value-type="string" calcext:value-type="string">
            <text:p>GCC</text:p>
            <text:p>parallel_sort</text:p>
          </table:table-cell>
          <table:table-cell office:value-type="float" office:value="1.04" calcext:value-type="float">
            <text:p>1,04</text:p>
          </table:table-cell>
          <table:table-cell office:value-type="float" office:value="393112" calcext:value-type="float">
            <text:p>393112</text:p>
          </table:table-cell>
        </table:table-row>
        <table:table-row table:style-name="ro4">
          <table:table-cell office:value-type="string" calcext:value-type="string">
            <text:p>TBB</text:p>
            <text:p>parallel_sort</text:p>
          </table:table-cell>
          <table:table-cell office:value-type="float" office:value="1.07" calcext:value-type="float">
            <text:p>1,07</text:p>
          </table:table-cell>
          <table:table-cell office:value-type="float" office:value="199088" calcext:value-type="float">
            <text:p>199088</text:p>
          </table:table-cell>
        </table:table-row>
        <table:table-row table:style-name="ro5">
          <table:table-cell office:value-type="string" calcext:value-type="string">
            <text:p>Boost</text:p>
            <text:p>parallel_introsort</text:p>
          </table:table-cell>
          <table:table-cell office:value-type="float" office:value="1.03" calcext:value-type="float">
            <text:p>1,03</text:p>
          </table:table-cell>
          <table:table-cell office:value-type="float" office:value="198564" calcext:value-type="float">
            <text:p>198564</text:p>
          </table:table-cell>
        </table:table-row>
        <table:table-row table:style-name="ro5">
          <table:table-cell office:value-type="string" calcext:value-type="string">
            <text:p>GCC</text:p>
            <text:p>parallel_stable_sort</text:p>
          </table:table-cell>
          <table:table-cell office:value-type="float" office:value="2.14" calcext:value-type="float">
            <text:p>2,14</text:p>
          </table:table-cell>
          <table:table-cell office:value-type="float" office:value="497976" calcext:value-type="float">
            <text:p>497976</text:p>
          </table:table-cell>
        </table:table-row>
        <table:table-row table:style-name="ro5">
          <table:table-cell office:value-type="string" calcext:value-type="string">
            <text:p>Boost</text:p>
            <text:p>parallel_stable_sort</text:p>
          </table:table-cell>
          <table:table-cell office:value-type="float" office:value="1.21" calcext:value-type="float">
            <text:p>1,21</text:p>
          </table:table-cell>
          <table:table-cell office:value-type="float" office:value="296180" calcext:value-type="float">
            <text:p>296180</text:p>
          </table:table-cell>
        </table:table-row>
        <table:table-row table:style-name="ro5">
          <table:table-cell office:value-type="string" calcext:value-type="string">
            <text:p>Boost</text:p>
            <text:p>sample_sort</text:p>
          </table:table-cell>
          <table:table-cell office:value-type="float" office:value="1.15" calcext:value-type="float">
            <text:p>1,15</text:p>
          </table:table-cell>
          <table:table-cell office:value-type="float" office:value="393820" calcext:value-type="float">
            <text:p>393820</text:p>
          </table:table-cell>
        </table:table-row>
        <table:table-row table:style-name="ro5">
          <table:table-cell office:value-type="string" calcext:value-type="string">
            <text:p>TBB</text:p>
            <text:p>parallel_stable_sort</text:p>
          </table:table-cell>
          <table:table-cell table:style-name="Default" office:value-type="float" office:value="1.21" calcext:value-type="float">
            <text:p>1,21</text:p>
          </table:table-cell>
          <table:table-cell office:value-type="float" office:value="394448" calcext:value-type="float">
            <text:p>394448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6">
          <table:table-cell table:style-name="ce4"/>
          <table:table-cell table:style-name="Default"/>
          <table:table-cell/>
        </table:table-row>
      </table:table>
      <table:table table:name="Windows64" table:style-name="ta1">
        <table:shapes>
          <draw:frame draw:z-index="0" draw:style-name="gr1" draw:text-style-name="P1" svg:width="79.83mm" svg:height="90.12mm" svg:x="0mm" svg:y="78.71mm">
            <draw:object draw:notify-on-update-of-ranges="Windows64.A4:Windows64.A9 Windows64.B3:Windows64.B3 Windows64.B4:Windows64.B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83.04mm" svg:height="86.88mm" svg:x="100.08mm" svg:y="81.37mm">
            <draw:object draw:notify-on-update-of-ranges="Windows64.A4:Windows64.A9 Windows64.C3:Windows64.C3 Windows64.C4:Windows64.C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2" table:default-cell-style-name="ce5"/>
        <table:table-column table:style-name="co2" table:default-cell-style-name="Default"/>
        <table:table-row table:style-name="ro1" table:number-rows-repeated="2">
          <table:table-cell table:style-name="Default" table:number-columns-repeated="2"/>
          <table:table-cell/>
        </table:table-row>
        <table:table-row table:style-name="ro7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ime ( secs)</text:p>
          </table:table-cell>
          <table:table-cell table:style-name="ce6" office:value-type="string" calcext:value-type="string">
            <text:p>memory used </text:p>
            <text:p>Kbytes</text:p>
          </table:table-cell>
        </table:table-row>
        <table:table-row table:style-name="ro5">
          <table:table-cell table:style-name="ce2" office:value-type="string" calcext:value-type="string">
            <text:p>PPL</text:p>
            <text:p>parallel_sort</text:p>
          </table:table-cell>
          <table:table-cell office:value-type="float" office:value="1.2248" calcext:value-type="float">
            <text:p>1,2248</text:p>
          </table:table-cell>
          <table:table-cell table:style-name="ce7" office:value-type="float" office:value="198840" calcext:value-type="float">
            <text:p>198840</text:p>
          </table:table-cell>
        </table:table-row>
        <table:table-row table:style-name="ro5">
          <table:table-cell office:value-type="string" calcext:value-type="string">
            <text:p>PPL</text:p>
            <text:p>parallel_buffered_sort</text:p>
          </table:table-cell>
          <table:table-cell office:value-type="float" office:value="1.2421" calcext:value-type="float">
            <text:p>1,2421</text:p>
          </table:table-cell>
          <table:table-cell table:style-name="ce7" office:value-type="float" office:value="394536" calcext:value-type="float">
            <text:p>394536</text:p>
          </table:table-cell>
        </table:table-row>
        <table:table-row table:style-name="ro5">
          <table:table-cell office:value-type="string" calcext:value-type="string">
            <text:p>boost</text:p>
            <text:p>parallel_introsort</text:p>
          </table:table-cell>
          <table:table-cell office:value-type="float" office:value="1.0406" calcext:value-type="float">
            <text:p>1,0406</text:p>
          </table:table-cell>
          <table:table-cell table:style-name="ce7" office:value-type="float" office:value="198300" calcext:value-type="float">
            <text:p>198300</text:p>
          </table:table-cell>
        </table:table-row>
        <table:table-row table:style-name="ro5">
          <table:table-cell office:value-type="string" calcext:value-type="string">
            <text:p>PPL</text:p>
            <text:p>parallel_radix_sort</text:p>
          </table:table-cell>
          <table:table-cell office:value-type="float" office:value="0.7144" calcext:value-type="float">
            <text:p>0,7144</text:p>
          </table:table-cell>
          <table:table-cell table:style-name="ce7" office:value-type="float" office:value="395088" calcext:value-type="float">
            <text:p>395088</text:p>
          </table:table-cell>
        </table:table-row>
        <table:table-row table:style-name="ro5">
          <table:table-cell office:value-type="string" calcext:value-type="string">
            <text:p>boost</text:p>
            <text:p>parallel_stable_sort</text:p>
          </table:table-cell>
          <table:table-cell office:value-type="float" office:value="1.576" calcext:value-type="float">
            <text:p>1,576</text:p>
          </table:table-cell>
          <table:table-cell office:value-type="float" office:value="296180" calcext:value-type="float">
            <text:p>296180</text:p>
          </table:table-cell>
        </table:table-row>
        <table:table-row table:style-name="ro5">
          <table:table-cell office:value-type="string" calcext:value-type="string">
            <text:p>boost</text:p>
            <text:p>sample_sort</text:p>
          </table:table-cell>
          <table:table-cell office:value-type="float" office:value="1.4135" calcext:value-type="float">
            <text:p>1,4135</text:p>
          </table:table-cell>
          <table:table-cell office:value-type="float" office:value="394028" calcext:value-type="float">
            <text:p>394028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" table:number-columns-repeated="2"/>
          <table:table-cell table:style-name="ce6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" table:number-columns-repeated="2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8:20:23.118351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</meta:initial-creator>
    <meta:creation-date>2015-04-21T21:07:39.649422048</meta:creation-date>
    <dc:date>2015-06-22T18:23:19.959770308</dc:date>
    <dc:creator>Francisco </dc:creator>
    <meta:editing-duration>PT4H46M13S</meta:editing-duration>
    <meta:editing-cycles>43</meta:editing-cycles>
    <meta:generator>LibreOffice/4.4.2.2$Linux_X86_64 LibreOffice_project/40m0$Build-2</meta:generator>
    <meta:document-statistic meta:table-count="2" meta:cell-count="4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16cm" svg:height="9.988cm" xlink:href=".." xlink:type="simple" chart:class="chart:bar" chart:style-name="ch1">
        <chart:title svg:x="0.343cm" svg:y="0.223cm" chart:style-name="ch2">
          <text:p>time spent in seconds (less is better)</text:p>
        </chart:title>
        <chart:plot-area chart:style-name="ch3" table:cell-range-address="Linux64.A2:Linux64.B9" chart:data-source-has-labels="both" svg:x="0.163cm" svg:y="1.339cm" svg:width="7.834cm" svg:height="8.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42cm" svg:y="1.353cm" svg:width="7.003cm" svg:height="5.6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inux64.A3:Linux64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inux64.B3:Linux64.B9" chart:label-cell-address="Linux64.B2:Linux64.B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 secs)</text:p>
                <draw:g>
                  <svg:desc>Linux64.B2:Linux64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CC
parallel_sort</text:p>
                <draw:g>
                  <svg:desc>Linux64.A3:Linux64.A9</svg:desc>
                </draw:g>
              </table:table-cell>
              <table:table-cell office:value-type="float" office:value="1.04">
                <text:p>1.04</text:p>
                <draw:g>
                  <svg:desc>Linux64.B3:Linux64.B9</svg:desc>
                </draw:g>
              </table:table-cell>
            </table:table-row>
            <table:table-row>
              <table:table-cell office:value-type="string">
                <text:p>TBB
parallel_sort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Boost
parallel_introsort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GCC
parallel_stable_sort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Boost
parallel_stable_sort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Boost
sample_sort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TBB
parallel_stable_sort</text:p>
              </table:table-cell>
              <table:table-cell office:value-type="float" office:value="1.21">
                <text:p>1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725cm" svg:height="10.045cm" xlink:href=".." xlink:type="simple" chart:class="chart:bar" chart:style-name="ch1">
        <chart:title svg:x="0.826cm" svg:y="0.336cm" chart:style-name="ch2">
          <text:p>memory used in KB (less is better)</text:p>
        </chart:title>
        <chart:plot-area chart:style-name="ch3" table:cell-range-address="Linux64.A3:Linux64.A9 Linux64.C2:Linux64.C9" chart:data-source-has-labels="both" svg:x="0.174cm" svg:y="1.341cm" svg:width="8.377cm" svg:height="8.50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36cm" svg:y="1.374cm" svg:width="7.015cm" svg:height="5.7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inux64.A3:Linux64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inux64.C3:Linux64.C9" chart:label-cell-address="Linux64.C2:Linux64.C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used 
Kbytes</text:p>
                <draw:g>
                  <svg:desc>Linux64.C2:Linux6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CC
parallel_sort</text:p>
                <draw:g>
                  <svg:desc>Linux64.A3:Linux64.A9</svg:desc>
                </draw:g>
              </table:table-cell>
              <table:table-cell office:value-type="float" office:value="393112">
                <text:p>393112</text:p>
                <draw:g>
                  <svg:desc>Linux64.C3:Linux64.C9</svg:desc>
                </draw:g>
              </table:table-cell>
            </table:table-row>
            <table:table-row>
              <table:table-cell office:value-type="string">
                <text:p>TBB
parallel_sort</text:p>
              </table:table-cell>
              <table:table-cell office:value-type="float" office:value="199088">
                <text:p>199088</text:p>
              </table:table-cell>
            </table:table-row>
            <table:table-row>
              <table:table-cell office:value-type="string">
                <text:p>Boost
parallel_introsort</text:p>
              </table:table-cell>
              <table:table-cell office:value-type="float" office:value="198564">
                <text:p>198564</text:p>
              </table:table-cell>
            </table:table-row>
            <table:table-row>
              <table:table-cell office:value-type="string">
                <text:p>GCC
parallel_stable_sort</text:p>
              </table:table-cell>
              <table:table-cell office:value-type="float" office:value="497976">
                <text:p>497976</text:p>
              </table:table-cell>
            </table:table-row>
            <table:table-row>
              <table:table-cell office:value-type="string">
                <text:p>Boost
parallel_stable_sort</text:p>
              </table:table-cell>
              <table:table-cell office:value-type="float" office:value="296180">
                <text:p>296180</text:p>
              </table:table-cell>
            </table:table-row>
            <table:table-row>
              <table:table-cell office:value-type="string">
                <text:p>Boost
sample_sort</text:p>
              </table:table-cell>
              <table:table-cell office:value-type="float" office:value="393820">
                <text:p>393820</text:p>
              </table:table-cell>
            </table:table-row>
            <table:table-row>
              <table:table-cell office:value-type="string">
                <text:p>TBB
parallel_stable_sort</text:p>
              </table:table-cell>
              <table:table-cell office:value-type="float" office:value="394448">
                <text:p>3944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984cm" svg:height="9.013cm" xlink:href=".." xlink:type="simple" chart:class="chart:bar" chart:style-name="ch1">
        <chart:title svg:x="0.231cm" svg:y="0.316cm" chart:style-name="ch2">
          <text:p>time spent in seconds (less is better)</text:p>
        </chart:title>
        <chart:plot-area chart:style-name="ch3" table:cell-range-address="Windows64.A3:Windows64.B9" chart:data-source-has-labels="both" svg:x="0.159cm" svg:y="1.301cm" svg:width="7.666cm" svg:height="7.5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17cm" svg:y="1.301cm" svg:width="6.877cm" svg:height="4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Windows64.A4:Windows64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Windows64.B4:Windows64.B9" chart:label-cell-address="Windows64.B3:Windows64.B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 secs)</text:p>
                <draw:g>
                  <svg:desc>Windows64.B3:Windows64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PL
parallel_sort</text:p>
                <draw:g>
                  <svg:desc>Windows64.A4:Windows64.A9</svg:desc>
                </draw:g>
              </table:table-cell>
              <table:table-cell office:value-type="float" office:value="1.2248">
                <text:p>1.2248</text:p>
                <draw:g>
                  <svg:desc>Windows64.B4:Windows64.B9</svg:desc>
                </draw:g>
              </table:table-cell>
            </table:table-row>
            <table:table-row>
              <table:table-cell office:value-type="string">
                <text:p>PPL
parallel_buffered_sort</text:p>
              </table:table-cell>
              <table:table-cell office:value-type="float" office:value="1.2421">
                <text:p>1.2421</text:p>
              </table:table-cell>
            </table:table-row>
            <table:table-row>
              <table:table-cell office:value-type="string">
                <text:p>boost
parallel_introsort</text:p>
              </table:table-cell>
              <table:table-cell office:value-type="float" office:value="1.0406">
                <text:p>1.0406</text:p>
              </table:table-cell>
            </table:table-row>
            <table:table-row>
              <table:table-cell office:value-type="string">
                <text:p>PPL
parallel_radix_sort</text:p>
              </table:table-cell>
              <table:table-cell office:value-type="float" office:value="0.7144">
                <text:p>0.7144</text:p>
              </table:table-cell>
            </table:table-row>
            <table:table-row>
              <table:table-cell office:value-type="string">
                <text:p>boost
parallel_stable_sort</text:p>
              </table:table-cell>
              <table:table-cell office:value-type="float" office:value="1.576">
                <text:p>1.576</text:p>
              </table:table-cell>
            </table:table-row>
            <table:table-row>
              <table:table-cell office:value-type="string">
                <text:p>boost
sample_sort</text:p>
              </table:table-cell>
              <table:table-cell office:value-type="float" office:value="1.4135">
                <text:p>1.41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305cm" svg:height="8.689cm" xlink:href=".." xlink:type="simple" chart:class="chart:bar" chart:style-name="ch1">
        <chart:title svg:x="1.554cm" svg:y="0.149cm" chart:style-name="ch2">
          <text:p>memory used in KB (less is better)</text:p>
        </chart:title>
        <chart:plot-area chart:style-name="ch3" table:cell-range-address="Windows64.A4:Windows64.A9 Windows64.C3:Windows64.C9" chart:data-source-has-labels="both" svg:x="0.271cm" svg:y="1.024cm" svg:width="7.799cm" svg:height="7.59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69cm" svg:y="1.026cm" svg:width="6.566cm" svg:height="4.5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Windows64.A4:Windows64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Windows64.C4:Windows64.C9" chart:label-cell-address="Windows64.C3:Windows64.C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used 
Kbytes</text:p>
                <draw:g>
                  <svg:desc>Windows64.C3:Windows64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PL
parallel_sort</text:p>
                <draw:g>
                  <svg:desc>Windows64.A4:Windows64.A9</svg:desc>
                </draw:g>
              </table:table-cell>
              <table:table-cell office:value-type="float" office:value="198840">
                <text:p>198840</text:p>
                <draw:g>
                  <svg:desc>Windows64.C4:Windows64.C9</svg:desc>
                </draw:g>
              </table:table-cell>
            </table:table-row>
            <table:table-row>
              <table:table-cell office:value-type="string">
                <text:p>PPL
parallel_buffered_sort</text:p>
              </table:table-cell>
              <table:table-cell office:value-type="float" office:value="394536">
                <text:p>394536</text:p>
              </table:table-cell>
            </table:table-row>
            <table:table-row>
              <table:table-cell office:value-type="string">
                <text:p>boost
parallel_introsort</text:p>
              </table:table-cell>
              <table:table-cell office:value-type="float" office:value="198300">
                <text:p>198300</text:p>
              </table:table-cell>
            </table:table-row>
            <table:table-row>
              <table:table-cell office:value-type="string">
                <text:p>PPL
parallel_radix_sort</text:p>
              </table:table-cell>
              <table:table-cell office:value-type="float" office:value="395088">
                <text:p>395088</text:p>
              </table:table-cell>
            </table:table-row>
            <table:table-row>
              <table:table-cell office:value-type="string">
                <text:p>boost
parallel_stable_sort</text:p>
              </table:table-cell>
              <table:table-cell office:value-type="float" office:value="296180">
                <text:p>296180</text:p>
              </table:table-cell>
            </table:table-row>
            <table:table-row>
              <table:table-cell office:value-type="string">
                <text:p>boost
sample_sort</text:p>
              </table:table-cell>
              <table:table-cell office:value-type="float" office:value="394028">
                <text:p>3940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